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2.4438in" fo:margin-top="0.0396in" fo:margin-bottom="0.0396in" table:align="center" style:writing-mode="lr-tb"/>
    </style:style>
    <style:style style:name="Tabla1.A" style:family="table-column">
      <style:table-column-properties style:column-width="1.5306in"/>
    </style:style>
    <style:style style:name="Tabla1.B" style:family="table-column">
      <style:table-column-properties style:column-width="0.9132in"/>
    </style:style>
    <style:style style:name="Tabla1.A1" style:family="table-cell">
      <style:table-cell-properties style:vertical-align="top" fo:padding-left="0.0486in" fo:padding-right="0.0486in" fo:padding-top="0in" fo:padding-bottom="0in" fo:border-left="0.0007in solid #000000" fo:border-right="none" fo:border-top="0.0007in solid #000000" fo:border-bottom="0.0007in solid #000000"/>
    </style:style>
    <style:style style:name="Tabla1.B1" style:family="table-cell">
      <style:table-cell-properties style:vertical-align="top" fo:padding-left="0.0486in" fo:padding-right="0.0486in" fo:padding-top="0in" fo:padding-bottom="0in" fo:border="0.0007in solid #000000"/>
    </style:style>
    <style:style style:name="Tabla1.A2" style:family="table-cell">
      <style:table-cell-properties style:vertical-align="top" fo:padding-left="0.0486in" fo:padding-right="0.0486in" fo:padding-top="0in" fo:padding-bottom="0in" fo:border-left="0.0007in solid #000000" fo:border-right="none" fo:border-top="none" fo:border-bottom="0.0007in solid #000000"/>
    </style:style>
    <style:style style:name="Tabla1.B2" style:family="table-cell">
      <style:table-cell-properties style:vertical-align="top" fo:padding-left="0.0486in" fo:padding-right="0.0486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008in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0008in solid #000000" fo:border-bottom="none">
        <style:tab-stops>
          <style:tab-stop style:position="3.0689in" style:type="center"/>
          <style:tab-stop style:position="5.8126in"/>
          <style:tab-stop style:position="6.1374in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1752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8346in"/>
          <style:tab-stop style:position="1.5874in"/>
        </style:tab-stops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Footnote">
      <style:text-properties style:font-name="Bitstream Vera Sans" fo:font-size="8pt" style:font-size-asian="8pt" style:font-size-complex="8pt"/>
    </style:style>
    <style:style style:name="P11" style:family="paragraph" style:parent-style-name="Heading_20_2">
      <style:text-properties style:font-name="Liberation Sans1"/>
    </style:style>
    <style:style style:name="P12" style:family="paragraph" style:parent-style-name="Standard" style:list-style-name="WW8Num13">
      <style:paragraph-properties fo:margin-top="0in" fo:margin-bottom="0in"/>
    </style:style>
    <style:style style:name="P13" style:family="paragraph" style:parent-style-name="Standard">
      <style:paragraph-properties fo:margin-top="0in" fo:margin-bottom="0.0201in"/>
    </style:style>
    <style:style style:name="P14" style:family="paragraph" style:parent-style-name="Standard">
      <style:paragraph-properties fo:margin-top="0in" fo:margin-bottom="0.0201in" fo:text-align="justify" style:justify-single-word="false"/>
    </style:style>
    <style:style style:name="P15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Liberation Sans1" fo:font-size="9pt" style:font-size-asian="9pt" style:font-name-complex="Arial1" style:font-size-complex="9pt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4" style:family="text">
      <style:text-properties fo:language="es" fo:country="AR"/>
    </style:style>
    <style:style style:name="T5" style:family="text">
      <style:text-properties fo:language="es" fo:country="AR" fo:font-style="italic" style:font-style-asian="italic" style:font-style-complex="italic"/>
    </style:style>
    <style:style style:name="T6" style:family="text">
      <style:text-properties fo:language="es" fo:country="AR" fo:font-style="normal" style:font-style-asian="normal" style:font-style-complex="normal"/>
    </style:style>
    <style:style style:name="T7" style:family="text">
      <style:text-properties fo:language="es" fo:country="AR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DejaVu Sans Mono" fo:language="es" fo:country="AR" fo:font-weight="bold" style:font-weight-asian="bold" style:font-weight-complex="bold"/>
    </style:style>
    <style:style style:name="T11" style:family="text">
      <style:text-properties style:font-name="DejaVu Sans Mono" fo:font-size="10pt" fo:language="es" fo:country="AR" style:font-size-asian="10pt" style:font-size-complex="10pt"/>
    </style:style>
    <style:style style:name="T12" style:family="text">
      <style:text-properties style:font-name="DejaVu Sans Mono" fo:font-size="9pt" fo:language="es" fo:country="AR" fo:font-weight="bold" style:font-size-asian="9pt" style:font-weight-asian="bold" style:font-size-complex="9pt" style:font-weight-complex="bold"/>
    </style:style>
    <style:style style:name="T13" style:family="text">
      <style:text-properties style:font-name="DejaVu Sans Mono" fo:font-size="9pt" fo:language="es" fo:country="AR" style:font-size-asian="9pt" style:font-size-complex="9pt"/>
    </style:style>
    <style:style style:name="T14" style:family="text">
      <style:text-properties style:font-name="DejaVu Sans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Uso básico del shell.</text:h>
      <text:p text:style-name="Standard">Ingrese a la máquina virtual identificándose como el usuario no privilegiado.</text:p>
      <text:p text:style-name="P11">Usando el comando pwd</text:p>
      <text:p text:style-name="P4"><text:span text:style-name="T4">Para determinar el directorio en el cual se está actualmente (directorio actual), se utiliza el comando </text:span><text:span text:style-name="Source_20_Text"><text:span text:style-name="T13">pwd</text:span></text:span><text:span text:style-name="T4"> (acrónimo de </text:span><text:span text:style-name="T5">print working directory</text:span><text:span text:style-name="T4"> - mostrar el directorio de trabajo). El comando </text:span><text:span text:style-name="T12">pwd</text:span><text:span text:style-name="T4"> no necesita de ninguna opción o argumento. Este comando mostrará el directorio actual de manera absoluta. Esto es, la ruta a partir del directorio raíz (</text:span><text:span text:style-name="Source_20_Text"><text:span text:style-name="T10">/</text:span></text:span><text:span text:style-name="T4">).</text:span></text:p>
      <text:p text:style-name="Standard"><text:span text:style-name="T4">Ingrese el comando </text:span><text:span text:style-name="T12">pwd</text:span><text:span text:style-name="T13"> </text:span><text:span text:style-name="T4">y a continuación </text:span><text:span text:style-name="Source_20_Text"><text:span text:style-name="T12">&lt;ENTER&gt;</text:span></text:span><text:span text:style-name="T4">. ¿Cuál es el directorio actual?</text:span></text:p>
      <text:p text:style-name="Heading_20_2">Listando archivos y directorios</text:p>
      <text:p text:style-name="P4"><text:span text:style-name="T4">Para obtener un listado de los archivos de un determinado directorio se utiliza el comando </text:span><text:span text:style-name="Source_20_Text"><text:span text:style-name="T13">ls</text:span></text:span><text:span text:style-name="T4"> (abreviación de </text:span><text:span text:style-name="T5">list</text:span><text:span text:style-name="T4">). El comando </text:span><text:span text:style-name="Source_20_Text"><text:span text:style-name="T13">ls</text:span></text:span><text:span text:style-name="T4"> sin modificadores ni parámetros lista los archivos del directorio actual.</text:span></text:p>
      <text:p text:style-name="Standard"><text:span text:style-name="T4"><text:tab/><text:tab/>Sintaxis:</text:span><text:span text:style-name="T11"> </text:span><text:span text:style-name="T12">ls &lt;opciones&gt; &lt;directorio&gt;</text:span></text:p>
      <text:p text:style-name="P4"><text:span text:style-name="T4">Ingrese el comando </text:span><text:span text:style-name="Source_20_Text"><text:span text:style-name="T13">ls</text:span></text:span><text:span text:style-name="T4"> y a continuación </text:span><text:span text:style-name="Source_20_Text"><text:span text:style-name="T13">&lt;ENTER&gt;</text:span></text:span><text:span text:style-name="T4">.<text:line-break/></text:span>Lo que está viendo es un listado de los archivos contenidos en el directorio actual. ¿Cuál es su directorio actual?</text:p>
      <text:p text:style-name="P4">El comando <text:span text:style-name="Source_20_Text"><text:span text:style-name="T14">ls</text:span></text:span> acepta una variedad de opciones que alteran la manera en que lista los archivos...</text:p>
      <text:p text:style-name="P13"><text:span text:style-name="T4"><text:tab/></text:span><text:span text:style-name="Source_20_Text"><text:span text:style-name="T4">-F</text:span></text:span><text:span text:style-name="T4"> <text:tab/>Marca los archivos con caracteres que indican su tipo:<text:line-break/><text:tab/><text:tab/></text:span><text:span text:style-name="Source_20_Text"><text:span text:style-name="T4">*</text:span></text:span><text:span text:style-name="T4"> para archivos ejecutables<text:line-break/><text:tab/><text:tab/></text:span><text:span text:style-name="Source_20_Text"><text:span text:style-name="T4">/</text:span></text:span><text:span text:style-name="T4"> para directorios<text:line-break/><text:tab/><text:tab/></text:span><text:span text:style-name="Source_20_Text"><text:span text:style-name="T4">@</text:span></text:span><text:span text:style-name="T4"> para enlaces simbólicos<text:line-break/><text:tab/><text:tab/></text:span><text:span text:style-name="Source_20_Text"><text:span text:style-name="T4">|</text:span></text:span><text:span text:style-name="T4"> para redirecciones (pipes)<text:line-break/></text:span><text:tab/><text:tab/>ningún símbolo para archivos comunes<text:line-break/><text:span text:style-name="T4"><text:tab/></text:span><text:span text:style-name="Source_20_Text"><text:span text:style-name="T4">-l</text:span></text:span><text:span text:style-name="T4"><text:tab/> Muestra formato extenso (con todos los detalles de cada elemento listado)</text:span></text:p>
      <text:p text:style-name="P14"><text:span text:style-name="T4"><text:tab/></text:span><text:span text:style-name="Source_20_Text"><text:span text:style-name="T4">-a</text:span></text:span><text:span text:style-name="T4"> <text:tab/>Muestra todos los archivos incluidos los ocultos<text:line-break/><text:tab/></text:span><text:span text:style-name="Source_20_Text"><text:span text:style-name="T4">-s</text:span></text:span><text:span text:style-name="T4"> <text:tab/>Muestra el tamaño de los archivos<text:line-break/><text:tab/></text:span><text:span text:style-name="Source_20_Text"><text:span text:style-name="T4">-t</text:span></text:span><text:span text:style-name="T4"> <text:tab/>Muestra los elementos ordenados por fecha (nuevos primero)<text:line-break/><text:tab/></text:span><text:span text:style-name="Source_20_Text"><text:span text:style-name="T4">-R</text:span></text:span><text:span text:style-name="T4"> <text:tab/>Muestra los elementos de manera recursiva (incluyendo elementos de los <text:tab/><text:tab/><text:tab/>subdirectorios del directorio actual)<text:line-break/><text:tab/></text:span><text:span text:style-name="Source_20_Text"><text:span text:style-name="T4">-i</text:span></text:span><text:span text:style-name="T4"> <text:tab/>Incluye en el listado los i-nodos de cada elemento</text:span></text:p>
      <text:p text:style-name="Standard"><text:span text:style-name="T4">Ingrese el comando </text:span><text:span text:style-name="Source_20_Text"><text:span text:style-name="T13">ls</text:span></text:span><text:span text:style-name="T4"> y a continuación </text:span><text:span text:style-name="Source_20_Text"><text:span text:style-name="T4">&lt;ENTER&gt;</text:span></text:span><text:span text:style-name="T4">.<text:line-break/>Ingrese el comando </text:span><text:span text:style-name="Source_20_Text"><text:span text:style-name="T13">ls -l</text:span></text:span><text:span text:style-name="T4"> y a continuación </text:span><text:span text:style-name="Source_20_Text"><text:span text:style-name="T13">&lt;ENTER&gt;</text:span></text:span><text:span text:style-name="T4">. ¿Nota la diferencia?<text:line-break/>Ingrese el comando </text:span><text:span text:style-name="Source_20_Text"><text:span text:style-name="T13">ls -lai</text:span></text:span><text:span text:style-name="T4"> y a continuación </text:span><text:span text:style-name="Source_20_Text"><text:span text:style-name="T13">&lt;ENTER&gt;</text:span></text:span><text:span text:style-name="T4">. ¿Hay algo diferente? ¿De qué se trata?</text:span></text:p>
      <text:p text:style-name="P4">Esta última variante lista bastante información de los archivos y directorios contenidos en el directorio actual. Esta información será cubierta a lo largo del cuatrimestre.<text:line-break/>La información listada es de derecha a izquierda:</text:p>
      <text:list xml:id="list887455956" text:style-name="WW8Num13">
        <text:list-item>
          <text:p text:style-name="P12">El i-nodo del archivo</text:p>
        </text:list-item>
        <text:list-item>
          <text:p text:style-name="P12">Los permisos del archivo</text:p>
        </text:list-item>
        <text:list-item>
          <text:p text:style-name="P12">El número de enlaces “duros” al archivo</text:p>
        </text:list-item>
        <text:list-item>
          <text:p text:style-name="P12">El dueño del archivo y el grupo dueño del archivo</text:p>
        </text:list-item>
        <text:list-item>
          <text:p text:style-name="P12">El tamaño del archivo (en bytes)</text:p>
        </text:list-item>
        <text:list-item>
          <text:p text:style-name="P12">La fecha y hora de última modificación</text:p>
        </text:list-item>
        <text:list-item>
          <text:p text:style-name="P12"><text:soft-page-break/>El nombre del archivo</text:p>
        </text:list-item>
      </text:list>
      <text:p text:style-name="P4">Es posible también listar el contenido de otros directorios distinto al actual. Para ello hay que pasarle como parámetro al comando <text:span text:style-name="Source_20_Text">ls</text:span> la ruta absoluta o relativa al directorio que queremos listar.</text:p>
      <text:p text:style-name="Standard"><text:span text:style-name="T4">Ingrese el comando </text:span><text:span text:style-name="Source_20_Text"><text:span text:style-name="T4">ls -l /etc</text:span></text:span><text:span text:style-name="T4"> y a continuación </text:span><text:span text:style-name="Source_20_Text"><text:span text:style-name="T4">&lt;ENTER&gt;</text:span></text:span><text:span text:style-name="T4">.<text:line-break/></text:span>Con esto está observando el contenido del directorio <text:span text:style-name="Source_20_Text">/etc</text:span>...</text:p>
      <text:p text:style-name="Standard"><text:span text:style-name="T4">Ingrese el comando</text:span><text:span text:style-name="Source_20_Text"><text:span text:style-name="T4"> ls -l ..</text:span></text:span><text:span text:style-name="T4"> y a continuación </text:span><text:span text:style-name="Source_20_Text"><text:span text:style-name="T4">&lt;ENTER&gt;</text:span></text:span><text:span text:style-name="T4">.<text:line-break/></text:span>Con esto está observando el contenido del directorio padre del actual...</text:p>
      <text:p text:style-name="P4"><text:span text:style-name="T4">Además es posible decirle al comando </text:span><text:span text:style-name="Source_20_Text"><text:span text:style-name="T4">ls</text:span></text:span><text:span text:style-name="T4"> que nos muestre los distintos tipos de archivos con distintos colores (cuando la tarjeta de vídeo y el monitor lo soporten). </text:span></text:p>
      <text:p text:style-name="Standard"><text:span text:style-name="T4">Ingrese el comando</text:span><text:span text:style-name="Source_20_Text"><text:span text:style-name="T4"> ls --color /etc</text:span></text:span><text:span text:style-name="T4"> y a continuación </text:span><text:span text:style-name="Source_20_Text"><text:span text:style-name="T4">&lt;ENTER&gt;</text:span></text:span><text:span text:style-name="T4">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ipo de archivo</text:p>
          </table:table-cell>
          <table:table-cell table:style-name="Tabla1.B1" office:value-type="string">
            <text:p text:style-name="P6">Color</text:p>
          </table:table-cell>
        </table:table-row>
        <table:table-row>
          <table:table-cell table:style-name="Tabla1.A2" office:value-type="string">
            <text:p text:style-name="P7">Archivos ordinarios</text:p>
          </table:table-cell>
          <table:table-cell table:style-name="Tabla1.B2" office:value-type="string">
            <text:p text:style-name="P5">Blanco</text:p>
          </table:table-cell>
        </table:table-row>
        <table:table-row>
          <table:table-cell table:style-name="Tabla1.A2" office:value-type="string">
            <text:p text:style-name="P7">Ejecutables</text:p>
          </table:table-cell>
          <table:table-cell table:style-name="Tabla1.B2" office:value-type="string">
            <text:p text:style-name="P5">Verde</text:p>
          </table:table-cell>
        </table:table-row>
        <table:table-row>
          <table:table-cell table:style-name="Tabla1.A2" office:value-type="string">
            <text:p text:style-name="P7">Directorios</text:p>
          </table:table-cell>
          <table:table-cell table:style-name="Tabla1.B2" office:value-type="string">
            <text:p text:style-name="P5">Azul</text:p>
          </table:table-cell>
        </table:table-row>
        <table:table-row>
          <table:table-cell table:style-name="Tabla1.A2" office:value-type="string">
            <text:p text:style-name="P7">Enlaces (links)</text:p>
          </table:table-cell>
          <table:table-cell table:style-name="Tabla1.B2" office:value-type="string">
            <text:p text:style-name="P5">Celeste</text:p>
          </table:table-cell>
        </table:table-row>
      </table:table>
      <text:p text:style-name="Standard"><text:span text:style-name="T4">Nota: en muchas distribuciones GNU/Linux la opción </text:span><text:span text:style-name="Source_20_Text"><text:span text:style-name="T4">--color</text:span></text:span><text:span text:style-name="T4"> está predeterminada.</text:span></text:p>
      <text:p text:style-name="Heading_20_2">Cambiando de directorio</text:p>
      <text:p text:style-name="P4"><text:span text:style-name="T4">Para cambiar el directorio de trabajo actual se utiliza el comando </text:span><text:span text:style-name="Source_20_Text"><text:span text:style-name="T4">cd</text:span></text:span><text:span text:style-name="T4"> (acrónimo de </text:span><text:span text:style-name="T5">change directory</text:span><text:span text:style-name="T4"> – cambiar directorio). Si se lo ejecuta sin parámetros nos llevará al directorio home del usuario (equivalente a </text:span><text:span text:style-name="Source_20_Text"><text:span text:style-name="T4">cd ~</text:span></text:span><text:span text:style-name="T4"> </text:span><text:span text:style-name="T4"><text:note text:id="ftn1" text:note-class="footnote"><text:note-citation>1</text:note-citation><text:note-body><text:p text:style-name="P10">En teclados españoles con la combinación ALT Derecha + 4.</text:p></text:note-body></text:note></text:span><text:span text:style-name="T4">).</text:span></text:p>
      <text:p text:style-name="P5"><text:span text:style-name="T4">Sintaxis: <text:s/></text:span><text:span text:style-name="Source_20_Text"><text:span text:style-name="T4">cd &lt;directorio&gt;</text:span></text:span></text:p>
      <text:p text:style-name="P4"><text:span text:style-name="T4">Ingrese el comando </text:span><text:span text:style-name="Source_20_Text"><text:span text:style-name="T4">pwd</text:span></text:span><text:span text:style-name="T4"> <text:s/>y a continuación </text:span><text:span text:style-name="Source_20_Text"><text:span text:style-name="T4">&lt;ENTER&gt;</text:span></text:span><text:span text:style-name="T4">. ¿En qué directorio se encuentra?<text:line-break/>Ingrese el comando </text:span><text:span text:style-name="Source_20_Text"><text:span text:style-name="T4">cd /</text:span></text:span><text:span text:style-name="T4"> <text:s/>y a continuación </text:span><text:span text:style-name="Source_20_Text"><text:span text:style-name="T4">&lt;ENTER&gt;</text:span></text:span><text:span text:style-name="T4">.<text:line-break/>Ingrese el comando </text:span><text:span text:style-name="Source_20_Text"><text:span text:style-name="T4">pwd</text:span></text:span><text:span text:style-name="T4"> <text:s/>y a continuación </text:span><text:span text:style-name="Source_20_Text"><text:span text:style-name="T4">&lt;ENTER&gt;</text:span></text:span><text:span text:style-name="T4">. ¿Y ahora dónde se encuentra?</text:span></text:p>
      <text:p text:style-name="P4"><text:span text:style-name="T4">Ingrese el comando </text:span><text:span text:style-name="Source_20_Text"><text:span text:style-name="T4">cd /usr</text:span></text:span><text:span text:style-name="T4"> <text:s/>y a continuación </text:span><text:span text:style-name="Source_20_Text"><text:span text:style-name="T4">&lt;ENTER&gt;</text:span></text:span><text:span text:style-name="T4">. ¿Dónde se encuentra ahora?<text:line-break/>Ingrese el comando </text:span><text:span text:style-name="Source_20_Text"><text:span text:style-name="T4">cd</text:span></text:span><text:span text:style-name="T4"> y a continuación </text:span><text:span text:style-name="Source_20_Text"><text:span text:style-name="T4">&lt;ENTER&gt;</text:span></text:span><text:span text:style-name="T4">. ¿A qué directorio lo llevó?<text:line-break/>Ingrese el comando </text:span><text:span text:style-name="Source_20_Text"><text:span text:style-name="T4">cd / </text:span></text:span><text:span text:style-name="T4">y a continuación </text:span><text:span text:style-name="Source_20_Text"><text:span text:style-name="T4">&lt;ENTER&gt;</text:span></text:span><text:span text:style-name="T4">.<text:line-break/>Ingrese el comando </text:span><text:span text:style-name="Source_20_Text"><text:span text:style-name="T4">cd ~</text:span></text:span><text:span text:style-name="T4"> y a continuación </text:span><text:span text:style-name="Source_20_Text"><text:span text:style-name="T4">&lt;ENTER&gt;</text:span></text:span><text:span text:style-name="T4">.¿En qué directorio se encuentra ahora? ¿Ve la equivalencia entre </text:span><text:span text:style-name="Source_20_Text"><text:span text:style-name="T4">cd</text:span></text:span><text:span text:style-name="T4"> y </text:span><text:span text:style-name="Source_20_Text"><text:span text:style-name="T4">cd ~</text:span></text:span><text:span text:style-name="T4">?</text:span></text:p>
      <text:p text:style-name="P4"><text:span text:style-name="T4">Es posible cambiar al directorio padre del actual mediante el comando cd ..<text:line-break/>Ingrese el comando </text:span><text:span text:style-name="Source_20_Text"><text:span text:style-name="T4">pwd</text:span></text:span><text:span text:style-name="T4"> <text:s/>y a continuación </text:span><text:span text:style-name="Source_20_Text"><text:span text:style-name="T4">&lt;ENTER&gt;</text:span></text:span><text:span text:style-name="T4">. ¿En qué directorio se encuentra?<text:line-break/>Ingrese el comando </text:span><text:span text:style-name="Source_20_Text"><text:span text:style-name="T4">cd ..</text:span></text:span><text:span text:style-name="T4"> <text:s/>y a continuación </text:span><text:span text:style-name="Source_20_Text"><text:span text:style-name="T4">&lt;ENTER&gt;</text:span></text:span><text:span text:style-name="T4">.<text:line-break/>Ingrese el comando </text:span><text:span text:style-name="Source_20_Text"><text:span text:style-name="T4">pwd</text:span></text:span><text:span text:style-name="T4"> <text:s/>y a continuación </text:span><text:span text:style-name="Source_20_Text"><text:span text:style-name="T4">&lt;ENTER&gt;</text:span></text:span><text:span text:style-name="T4">. ¿Está en el directorio padre del anterior?</text:span></text:p>
      <text:p text:style-name="P4">No es necesario pasar la ruta absoluta del directorio a cambiar...<text:line-break/><text:span text:style-name="T4">Ingrese el comando </text:span><text:span text:style-name="Source_20_Text"><text:span text:style-name="T4">cd /usr</text:span></text:span><text:span text:style-name="T4"> <text:s/>y a continuación </text:span><text:span text:style-name="Source_20_Text"><text:span text:style-name="T4">&lt;ENTER&gt;</text:span></text:span><text:span text:style-name="T4">. <text:line-break/>Ingrese el comando </text:span><text:span text:style-name="Source_20_Text"><text:span text:style-name="T4">cd local</text:span></text:span><text:span text:style-name="T4"> <text:s/>y a continuación </text:span><text:span text:style-name="Source_20_Text"><text:span text:style-name="T4">&lt;ENTER&gt;</text:span></text:span><text:span text:style-name="T4">. ¿En qué directorio se encuentra ahora?<text:line-break/>Ingrese el comando </text:span><text:span text:style-name="Source_20_Text"><text:span text:style-name="T4">cd /</text:span></text:span><text:span text:style-name="T4"> <text:s/>y a continuación </text:span><text:span text:style-name="Source_20_Text"><text:span text:style-name="T4">&lt;ENTER&gt;</text:span></text:span><text:span text:style-name="T4">. <text:line-break/>Ingrese el comando </text:span><text:span text:style-name="Source_20_Text"><text:span text:style-name="T4">cd /usr/local</text:span></text:span><text:span text:style-name="T4"> y a continuación </text:span><text:span text:style-name="Source_20_Text"><text:span text:style-name="T4">&lt;ENTER&gt;</text:span></text:span><text:span text:style-name="T4">. ¿Es el mismo directorio?</text:span></text:p>
      <text:p text:style-name="Standard"/>
      <text:p text:style-name="Standard"/>
      <text:p text:style-name="P9">Creando directorios</text:p>
      <text:p text:style-name="P4"><text:span text:style-name="T4">Para crear un directorio en el directorio de trabajo actual se utiliza el comando </text:span><text:span text:style-name="Source_20_Text"><text:span text:style-name="T4">mkdir</text:span></text:span><text:span text:style-name="T4"> (abreviación de </text:span><text:span text:style-name="T5">make directory</text:span><text:span text:style-name="T4">). </text:span></text:p>
      <text:p text:style-name="P5"><text:span text:style-name="T4">Sintaxis: <text:s/></text:span><text:span text:style-name="Source_20_Text">mkdir &lt;nuevodirectorio&gt;</text:span></text:p>
      <text:p text:style-name="P4"><text:span text:style-name="T4">Ahora crearemos un subdirectorio llamado </text:span><text:span text:style-name="Source_20_Text"><text:span text:style-name="T4">nuevo1</text:span></text:span><text:span text:style-name="T4"> dentro de su </text:span><text:span text:style-name="T5">directorio home</text:span><text:span text:style-name="T6">...<text:line-break/></text:span>¿Su directorio home es su directorio actual? (Si no es así cambie a su directorio home).</text:p>
      <text:p text:style-name="Standard">Liste los archivos del directorio actual. <text:line-break/><text:span text:style-name="T4">Ingrese el comando </text:span><text:span text:style-name="Source_20_Text"><text:span text:style-name="T4">mkdir nuevo1</text:span></text:span><text:span text:style-name="T4"> y a continuación </text:span><text:span text:style-name="Source_20_Text"><text:span text:style-name="T4">&lt;ENTER&gt;</text:span></text:span><text:span text:style-name="T4">.<text:line-break/></text:span>Liste nuevamente los archivos del directorio actual. ¿Nota la diferencia?</text:p>
      <text:p text:style-name="Standard">Cambie al directorio recién creado y dentro de este cree un directorio llamado <text:span text:style-name="Source_20_Text">nuevo11</text:span>.<text:line-break/>Verifique que el directorio fue creado.</text:p>
      <text:p text:style-name="P4">Vuelva a su directorio home...<text:line-break/>Cree un directorio dentro de <text:span text:style-name="Source_20_Text">nuevo1</text:span> llamado <text:span text:style-name="Source_20_Text">nuevo12</text:span>, pero esta vez hágalo sin ingresar dentro del directorio <text:span text:style-name="Source_20_Text">nuevo1</text:span>.<text:line-break/>Verifique que el directorio fue creado.</text:p>
      <text:p text:style-name="Heading_20_2">Creando archivos vacíos</text:p>
      <text:p text:style-name="Standard"><text:span text:style-name="T4">Para crear un archivo vacío nos valdremos del comando </text:span><text:span text:style-name="Source_20_Text"><text:span text:style-name="T4">touch</text:span></text:span><text:span text:style-name="T4"> (</text:span><text:span text:style-name="T5">tocar, cambiar</text:span><text:span text:style-name="T4">). </text:span></text:p>
      <text:p text:style-name="P5"><text:span text:style-name="T8">Sintaxis: <text:s/></text:span><text:span text:style-name="Source_20_Text"><text:span text:style-name="T8">touch &lt;nombrearchivo&gt;</text:span></text:span></text:p>
      <text:p text:style-name="P4"><text:span text:style-name="T4">Ahora crearemos tres archivos llamados </text:span><text:span text:style-name="Source_20_Text"><text:span text:style-name="T4">archivo1</text:span></text:span><text:span text:style-name="T4">, </text:span><text:span text:style-name="Source_20_Text"><text:span text:style-name="T4">archivo2</text:span></text:span><text:span text:style-name="T4">, </text:span><text:span text:style-name="Source_20_Text"><text:span text:style-name="T4">archivo3</text:span></text:span><text:span text:style-name="T4">, <text:s/>dentro del directorio </text:span><text:span text:style-name="Source_20_Text"><text:span text:style-name="T4">nuevo1</text:span></text:span><text:span text:style-name="T4"> creado recientemente.<text:line-break/>Cambie al directorio </text:span><text:span text:style-name="Source_20_Text"><text:span text:style-name="T4">nuevo1</text:span></text:span><text:span text:style-name="T4">.<text:line-break/></text:span>Liste los archivos del directorio actual. <text:line-break/><text:span text:style-name="T4">Ingrese el comando </text:span><text:span text:style-name="Source_20_Text"><text:span text:style-name="T4">touch archivo1</text:span></text:span><text:span text:style-name="T4"> <text:s/>y a continuación &lt;ENTER&gt;.<text:line-break/></text:span>Liste nuevamente los archivos del directorio actual. ¿Nota la diferencia?</text:p>
      <text:p text:style-name="Standard"><text:span text:style-name="T4">Ingrese el comando </text:span><text:span text:style-name="Source_20_Text"><text:span text:style-name="T4">touch archivo2</text:span></text:span><text:span text:style-name="T4"> <text:s/>y a continuación &lt;ENTER&gt;.<text:line-break/>Ingrese el comando </text:span><text:span text:style-name="Source_20_Text"><text:span text:style-name="T4">touch archivo3</text:span></text:span><text:span text:style-name="T4"> <text:s/>y a continuación &lt;ENTER&gt;.<text:line-break/>Liste los archivos del directorio actual con la opción </text:span><text:span text:style-name="Source_20_Text"><text:span text:style-name="T4">-l</text:span></text:span><text:span text:style-name="T4">. <text:line-break/>¿Qué tamaño tiene el archivo </text:span><text:span text:style-name="Source_20_Text"><text:span text:style-name="T4">archivo1</text:span></text:span><text:span text:style-name="T4">?</text:span></text:p>
      <text:p text:style-name="P4"><text:span text:style-name="T4">Ahora crearemos dos archivos llamados </text:span><text:span text:style-name="Source_20_Text"><text:span text:style-name="T4">archivo11</text:span></text:span><text:span text:style-name="T4"> y </text:span><text:span text:style-name="Source_20_Text"><text:span text:style-name="T4">archivo12</text:span></text:span><text:span text:style-name="T4"> dentro del directorio </text:span><text:span text:style-name="Source_20_Text"><text:span text:style-name="T4">nuevo11</text:span></text:span><text:span text:style-name="T4"> creado recientemente.<text:line-break/>Cambie al directorio </text:span><text:span text:style-name="Source_20_Text"><text:span text:style-name="T4">nuevo11</text:span></text:span><text:span text:style-name="T4">.<text:line-break/></text:span>Cree y verifique la creación de los dos archivos.</text:p>
      <text:p text:style-name="P4">Cambie al directorio padre de <text:span text:style-name="Source_20_Text">nuevo11</text:span>.<text:line-break/><text:span text:style-name="T4">Crear un archivo llamado </text:span><text:span text:style-name="Source_20_Text"><text:span text:style-name="T4">archivo13</text:span></text:span><text:span text:style-name="T4"> dentro del directorio </text:span><text:span text:style-name="Source_20_Text"><text:span text:style-name="T4">nuevo11</text:span></text:span><text:span text:style-name="T4"> pero sin entrar en el mismo.<text:line-break/></text:span>Verifique que el archivo fue creado.</text:p>
      <text:p text:style-name="Standard"/>
      <text:p text:style-name="Standard"/>
      <text:p text:style-name="P9">Copiando archivos</text:p>
      <text:p text:style-name="Standard"><text:span text:style-name="T4">Para copiar un archivo se utiliza el comando </text:span><text:span text:style-name="Source_20_Text"><text:span text:style-name="T4">cp</text:span></text:span><text:span text:style-name="T4"> (abreviación de </text:span><text:span text:style-name="T5">copy</text:span><text:span text:style-name="T4">). </text:span></text:p>
      <text:p text:style-name="P5"><text:span text:style-name="T4">Sintaxis: <text:s/></text:span><text:span text:style-name="Source_20_Text"><text:span text:style-name="T4">cp &lt;opciones&gt; &lt;origen&gt; &lt;destino&gt;</text:span></text:span></text:p>
      <text:p text:style-name="Standard">El comando <text:span text:style-name="Source_20_Text">cp</text:span> acepta una variedad de modificadores, aquí los más importantes:</text:p>
      <text:p text:style-name="Standard"><text:span text:style-name="T4"><text:tab/></text:span><text:span text:style-name="Source_20_Text"><text:span text:style-name="T4">-i</text:span></text:span><text:span text:style-name="T4"> <text:tab/>Modo interactivo (pregunta antes de sobreescribir)<text:line-break/><text:tab/></text:span><text:span text:style-name="Source_20_Text"><text:span text:style-name="T4">-f</text:span></text:span><text:span text:style-name="T4"><text:tab/>Forzar (sobreescribe sin preguntar).<text:line-break/></text:span><text:tab/><text:span text:style-name="Source_20_Text">-R</text:span><text:tab/>Recursivo (copia subdirectorios y sus contenidos).<text:line-break/><text:span text:style-name="T4"><text:tab/></text:span><text:span text:style-name="Source_20_Text"><text:span text:style-name="T4">-p</text:span></text:span><text:span text:style-name="T4"><text:tab/>Preserva los atributos del archivo original.</text:span></text:p>
      <text:p text:style-name="P4">Cambie a su <text:span text:style-name="T9">directorio home</text:span>. Ingrese al directorio <text:span text:style-name="Source_20_Text">nuevo1</text:span>. Liste los archivos que contiene el directorio actual. Liste los archivos que contiene el subdirectorio <text:span text:style-name="Source_20_Text">nuevo12</text:span>.<text:line-break/>¿Cuántos archivos tiene?<text:line-break/><text:span text:style-name="T4">Ingrese el comando </text:span><text:span text:style-name="Source_20_Text"><text:span text:style-name="T4">cp archivo1 nuevo12</text:span></text:span><text:span text:style-name="T4"> y a continuación </text:span><text:span text:style-name="Source_20_Text"><text:span text:style-name="T4">&lt;ENTER&gt;</text:span></text:span><text:span text:style-name="T4">. Liste los archivos que contiene el subdirectorio </text:span><text:span text:style-name="Source_20_Text"><text:span text:style-name="T4">nuevo12</text:span></text:span><text:span text:style-name="T4">. ¿Ahora, cuántos archivos tiene?</text:span></text:p>
      <text:p text:style-name="P4"><text:span text:style-name="T4">Ingrese ahora el comando </text:span><text:span text:style-name="Source_20_Text"><text:span text:style-name="T4">cp -i archivo1 nuevo12</text:span></text:span><text:span text:style-name="T4"> y a continuación &lt;ENTER&gt;. ¿Qué ocurrió?¿Por qué?<text:line-break/>Ingrese ahora el comando </text:span><text:span text:style-name="Source_20_Text"><text:span text:style-name="T4">cp -f archivo1 nuevo12</text:span></text:span><text:span text:style-name="T4"> y a continuación &lt;ENTER&gt;. ¿Qué ocurrió ahora?¿Por qué?<text:line-break/>Ingrese <text:s/>el comando </text:span><text:span text:style-name="Source_20_Text"><text:span text:style-name="T4">cp archivo1 nuevo12</text:span></text:span><text:span text:style-name="T4"> y a continuación &lt;ENTER&gt;. ¿Y ahora?</text:span></text:p>
      <text:p text:style-name="P4">Ingrese al subdirectorio <text:span text:style-name="Source_20_Text">nuevo11</text:span>. <text:line-break/><text:span text:style-name="T4">Ingrese el comando </text:span><text:span text:style-name="Source_20_Text"><text:span text:style-name="T4">cp archivo1? ../nuevo12</text:span></text:span><text:span text:style-name="T4"> y a continuación </text:span><text:span text:style-name="Source_20_Text"><text:span text:style-name="T4">&lt;ENTER&gt;</text:span></text:span><text:span text:style-name="T4">.<text:line-break/>Liste los archivos que contiene el subdirectorio </text:span><text:span text:style-name="Source_20_Text"><text:span text:style-name="T4">nuevo12</text:span></text:span><text:span text:style-name="T4">. ¿Ahora, cuántos archivos tiene?</text:span></text:p>
      <text:p text:style-name="P4">Regrese a su <text:span text:style-name="T9">directorio home</text:span>. Cree un subdirectorio llamado <text:span text:style-name="Source_20_Text">nuevo2</text:span>.<text:line-break/><text:span text:style-name="T4">Ingrese el comando </text:span><text:span text:style-name="Source_20_Text"><text:span text:style-name="T4">cp nuevo1/* nuevo2</text:span></text:span><text:span text:style-name="T4"> y a continuación </text:span><text:span text:style-name="Source_20_Text"><text:span text:style-name="T4">&lt;ENTER&gt;</text:span></text:span><text:span text:style-name="T4">. Liste los archivos que contiene el subdirectorio </text:span><text:span text:style-name="Source_20_Text"><text:span text:style-name="T4">nuevo2</text:span></text:span><text:span text:style-name="T4">. ¿Cuántos archivos tiene?</text:span></text:p>
      <text:p text:style-name="P4"><text:span text:style-name="T4">Ingrese el comando </text:span><text:span text:style-name="Source_20_Text"><text:span text:style-name="T4">cp -R nuevo1/* nuevo2</text:span></text:span><text:span text:style-name="T4"> y a continuación </text:span><text:span text:style-name="Source_20_Text"><text:span text:style-name="T4">&lt;ENTER&gt;</text:span></text:span><text:span text:style-name="T4">. Liste los archivos que contiene el subdirectorio </text:span><text:span text:style-name="Source_20_Text"><text:span text:style-name="T4">nuevo2</text:span></text:span><text:span text:style-name="T4">. ¿Ahora, cuántos archivos tiene?</text:span></text:p>
      <text:p text:style-name="Heading_20_2">Moviendo o renombrando archivos</text:p>
      <text:p text:style-name="Standard"><text:span text:style-name="T4">Para mover o renombrar un archivo se utiliza el comando </text:span><text:span text:style-name="Source_20_Text"><text:span text:style-name="T4">mv</text:span></text:span><text:span text:style-name="T4"> (abreviación de </text:span><text:span text:style-name="T5">move</text:span><text:span text:style-name="T4">). </text:span></text:p>
      <text:p text:style-name="P5"><text:span text:style-name="T4">Sintaxis: <text:s text:c="2"/></text:span><text:span text:style-name="Source_20_Text"><text:span text:style-name="T4">mv &lt;opciones&gt; &lt;origen&gt; &lt;destino&gt;</text:span></text:span></text:p>
      <text:p text:style-name="Standard">Aquí algunos modificadores de interés:</text:p>
      <text:p text:style-name="Standard"><text:span text:style-name="T4"><text:tab/></text:span><text:span text:style-name="Source_20_Text"><text:span text:style-name="T4">-i</text:span></text:span><text:span text:style-name="T4"> <text:tab/>Modo interactivo (pregunta antes de sobreescribir)<text:line-break/><text:tab/></text:span><text:span text:style-name="Source_20_Text"><text:span text:style-name="T4">-f</text:span></text:span><text:span text:style-name="T4"><text:tab/>Forzar (sobreescribe sin preguntar).</text:span></text:p>
      <text:p text:style-name="P4">Cambie a su <text:span text:style-name="T9">directorio home</text:span>. Ingrese al directorio <text:span text:style-name="Source_20_Text">nuevo1</text:span>. Liste los archivos que contiene el directorio actual.</text:p>
      <text:p text:style-name="P4"><text:span text:style-name="T4">Ingrese el comando </text:span><text:span text:style-name="Source_20_Text"><text:span text:style-name="T4">cp archivo1 copiaarchivo1</text:span></text:span><text:span text:style-name="T4"> y a continuación </text:span><text:span text:style-name="Source_20_Text"><text:span text:style-name="T4">&lt;ENTER&gt;</text:span></text:span><text:span text:style-name="T4">. Liste los archivos que contiene el directorio actual. ¿Ve el nuevo archivo?</text:span></text:p>
      <text:p text:style-name="P4"><text:span text:style-name="T4">Ingrese el comando </text:span><text:span text:style-name="Source_20_Text"><text:span text:style-name="T4">mv copiaarchivo1 copiarenombrada</text:span></text:span><text:span text:style-name="T4"> y a continuación </text:span><text:span text:style-name="Source_20_Text"><text:span text:style-name="T4">&lt;ENTER&gt;</text:span></text:span><text:span text:style-name="T4">. Liste los archivos que contiene el directorio actual. ¿Qué ocurrió?</text:span></text:p>
      <text:p text:style-name="P4">Cree un nuevo subdirectorio llamado <text:span text:style-name="Source_20_Text">nuevo13</text:span>. Liste los archivos que contiene el subdirectorio <text:span text:style-name="Source_20_Text">nuevo13</text:span>. ¿Cuántos archivos tiene?</text:p>
      <text:p text:style-name="P4"><text:span text:style-name="T4">Ingrese el comando </text:span><text:span text:style-name="Source_20_Text"><text:span text:style-name="T4">mv archivo? nuevo13</text:span></text:span><text:span text:style-name="T4"> y a continuación </text:span><text:span text:style-name="Source_20_Text"><text:span text:style-name="T4">&lt;ENTER&gt;</text:span></text:span><text:span text:style-name="T4">. Liste los archivos que contiene el subdirectorio </text:span><text:span text:style-name="Source_20_Text"><text:span text:style-name="T4">nuevo13</text:span></text:span><text:span text:style-name="T4">. ¿Ahora cuántos archivos tiene?</text:span></text:p>
      <text:p text:style-name="P4">Liste los archivos del directorio actual. ¿Qué ocurrió con los archivos <text:span text:style-name="Source_20_Text">archivo1</text:span>, <text:span text:style-name="Source_20_Text">archivo2</text:span> y <text:span text:style-name="Source_20_Text">archivo3</text:span>?</text:p>
      <text:p text:style-name="P9">Eliminando archivos</text:p>
      <text:p text:style-name="Standard"><text:span text:style-name="T4">Para eliminar un archivo se utiliza el comando </text:span><text:span text:style-name="Source_20_Text"><text:span text:style-name="T4">rm</text:span></text:span><text:span text:style-name="T4"> (abreviación de </text:span><text:span text:style-name="T5">remove</text:span><text:span text:style-name="T4"> ). </text:span></text:p>
      <text:p text:style-name="Standard"><text:span text:style-name="T4"><text:tab/>Sintaxis: <text:s/></text:span><text:span text:style-name="Source_20_Text"><text:span text:style-name="T4">rm &lt;opciones&gt; &lt;nombrearchivo&gt;</text:span></text:span></text:p>
      <text:p text:style-name="Standard">Opciones relevantes:</text:p>
      <text:p text:style-name="P8"><text:span text:style-name="T4"><text:tab/></text:span><text:span text:style-name="Source_20_Text"><text:span text:style-name="T4">-i </text:span></text:span><text:span text:style-name="T4"><text:tab/>Modo interactivo (pregunta antes de borrar)<text:line-break/><text:tab/></text:span><text:span text:style-name="Source_20_Text"><text:span text:style-name="T4">-f</text:span></text:span><text:span text:style-name="T4"><text:tab/>Forzar (borra sin hacer preguntas).<text:line-break/></text:span><text:tab/><text:span text:style-name="Source_20_Text">-r</text:span> ó <text:span text:style-name="Source_20_Text">-R</text:span><text:tab/>Recursivo (borra subdirectorios y sus contenidos).</text:p>
      <text:p text:style-name="Standard"/>
      <text:p text:style-name="Standard">Procederemos a eliminar uno de los archivos creados anteriormente.</text:p>
      <text:p text:style-name="P4">¿Se encuentra en el subdirectorio <text:span text:style-name="Source_20_Text">nuevo1</text:span> de su directorio home? (Si no es así cambie a ese directorio). Liste los archivos del directorio actual. ¿Aparece listado el archivo a eliminar?</text:p>
      <text:p text:style-name="P4"><text:span text:style-name="T4">Ingrese el comando </text:span><text:span text:style-name="Source_20_Text"><text:span text:style-name="T4">rm copiarenombrada</text:span></text:span><text:span text:style-name="T4"> <text:s/>y a continuación </text:span><text:span text:style-name="Source_20_Text"><text:span text:style-name="T4">&lt;ENTER&gt;</text:span></text:span><text:span text:style-name="T4">. Liste nuevamente los archivos del directorio actual. ¿Nota la diferencia?</text:span></text:p>
      <text:p text:style-name="P4">Elimine el archivo <text:span text:style-name="Source_20_Text">archivo12</text:span> que se encuentra en el directorio <text:span text:style-name="Source_20_Text">nuevo11</text:span> sin entrar en el directorio... Verifique la eliminación del archivo...</text:p>
      <text:p text:style-name="P4">Cambie al directorio <text:span text:style-name="Source_20_Text">nuevo11</text:span>.<text:line-break/>Elimine el archivo <text:span text:style-name="Source_20_Text">archivo2</text:span> del directorio hermano del actual (<text:span text:style-name="Source_20_Text">nuevo13</text:span>) desde el directorio actual.</text:p>
      <text:p text:style-name="Standard">Es posible eliminar directorios utilizando el comando <text:span text:style-name="Source_20_Text">rm</text:span>...Para ello se emplean las opciones <text:span text:style-name="Source_20_Text">-r</text:span> o <text:span text:style-name="Source_20_Text">-R</text:span>.</text:p>
      <text:p text:style-name="Standard">Cambie a su <text:span text:style-name="T9">directorio home</text:span>. Liste el contenido del directorio actual.<text:line-break/><text:span text:style-name="T4">Ingrese el comando </text:span><text:span text:style-name="Source_20_Text"><text:span text:style-name="T4">rm –r nuevo2</text:span></text:span><text:span text:style-name="T4"> y a continuación </text:span><text:span text:style-name="Source_20_Text"><text:span text:style-name="T4">&lt;ENTER&gt;</text:span></text:span><text:span text:style-name="T4">. Liste nuevamente los archivos del directorio actual. ¿Nota la diferencia?</text:span></text:p>
      <text:p text:style-name="Heading_20_2">Eliminando directorios vacíos</text:p>
      <text:p text:style-name="Standard"><text:span text:style-name="T4">Para eliminar un directorio </text:span><text:span text:style-name="T7">vacío</text:span><text:span text:style-name="T4"> se utiliza el comando </text:span><text:span text:style-name="Source_20_Text"><text:span text:style-name="T4">rmdir</text:span></text:span><text:span text:style-name="T4"> (de </text:span><text:span text:style-name="T5">remove directory</text:span><text:span text:style-name="T4">). </text:span></text:p>
      <text:p text:style-name="Standard"><text:span text:style-name="T4"><text:tab/>Sintaxis: <text:s/></text:span><text:span text:style-name="Source_20_Text"><text:span text:style-name="T4">rmdir &lt;nombredirectorio&gt;</text:span></text:span></text:p>
      <text:p text:style-name="Standard"><text:span text:style-name="T4">Crear un directorio llamado </text:span><text:span text:style-name="Source_20_Text"><text:span text:style-name="T4">nuevo3</text:span></text:span><text:span text:style-name="T4"> dentro del directorio home del usuario.<text:line-break/></text:span>Verifique que el directorio fue creado.</text:p>
      <text:p text:style-name="Standard">Procederemos a eliminar el directorio creado anteriormente.<text:line-break/>Cambie al <text:span text:style-name="T9">directorio home</text:span> del usuario.<text:line-break/><text:span text:style-name="T4">Ingrese el comando </text:span><text:span text:style-name="Source_20_Text"><text:span text:style-name="T4">rmdir nuevo3</text:span></text:span><text:span text:style-name="T4"> <text:s/>y a continuación </text:span><text:span text:style-name="Source_20_Text"><text:span text:style-name="T4">&lt;ENTER&gt;</text:span></text:span><text:span text:style-name="T4">.<text:line-break/></text:span>Liste nuevamente los archivos del directorio actual. ¿Nota la diferencia?</text:p>
      <text:p text:style-name="Standard"><text:span text:style-name="T4">Ingrese el comando </text:span><text:span text:style-name="Source_20_Text"><text:span text:style-name="T4">rmdir nuevo1</text:span></text:span><text:span text:style-name="T4"> y a continuación </text:span><text:span text:style-name="Source_20_Text"><text:span text:style-name="T4">&lt;ENTER&gt;</text:span></text:span><text:span text:style-name="T4">. ¿Qué ocurrió? ¿Por qué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in" fo:margin-bottom="0.0398in" fo:orphans="2" fo:widows="2" style:page-number="auto" style:writing-mode="lr-tb"/>
      <style:text-properties style:use-window-font-color="true" style:font-name="Linux Libertine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size="11pt" style:font-size-asian="11pt" style:font-name-complex="Arial1"/>
    </style:style>
    <style:style style:name="Text_20_body_20_indent" style:display-name="Text body indent" style:family="paragraph" style:parent-style-name="Standard" style:class="text">
      <style:paragraph-properties fo:margin-left="0.2in" fo:margin-right="0in" fo:text-align="justify" style:justify-single-word="false" fo:text-indent="-0.2in" style:auto-text-indent="false"/>
      <style:text-properties style:font-name="Arial1" style:font-name-complex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in" fo:margin-bottom="0.2in" fo:text-align="center" style:justify-single-word="false" style:page-number="auto" fo:keep-with-next="always" style:text-autospace="none"/>
      <style:text-properties fo:color="#2323dc" style:font-name="Liberation Sans" fo:font-size="14pt" fo:language="es" fo:country="AR" fo:font-weight="bold" style:font-size-asian="10pt" style:font-weight-asian="bold" style:font-name-complex="Arial1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 style:text-autospace="none" style:punctuation-wrap="simple" style:vertical-align="baseline"/>
      <style:text-properties style:font-name="Liberation Sans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 style:text-autospace="none" style:punctuation-wrap="simple" style:vertical-align="baseline"/>
      <style:text-properties style:font-name="Arial1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weight="bold" style:font-weight-asian="bold" style:font-name-complex="Arial1"/>
    </style:style>
    <style:style style:name="Estilo1" style:family="paragraph" style:parent-style-name="Standard">
      <style:paragraph-properties style:line-height-at-least="0.25in" fo:text-align="justify" style:justify-single-word="false" style:text-autospace="none" style:punctuation-wrap="simple" style:vertical-align="baseline"/>
      <style:text-properties style:font-name="Arial1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1" style:font-name-complex="Arial1"/>
    </style:style>
    <style:style style:name="WW-Sangría_20_3_20_de_20_t._20_independiente" style:display-name="WW-Sangría 3 de t. independiente" style:family="paragraph" style:parent-style-name="Standard">
      <style:paragraph-properties fo:margin-left="0.4in" fo:margin-right="0in" fo:text-align="justify" style:justify-single-word="false" fo:text-indent="-0.2in" style:auto-text-indent="false"/>
      <style:text-properties style:font-name="Arial1" style:font-name-complex="Arial1"/>
    </style:style>
    <style:style style:name="WW-Normal_20__28_Web_29_" style:display-name="WW-Normal (Web)" style:family="paragraph" style:parent-style-name="Standard">
      <style:paragraph-properties fo:margin-top="0.1945in" fo:margin-bottom="0.1945in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/>
    </style:style>
    <style:style style:name="Negritos" style:family="paragraph" style:class="text">
      <style:paragraph-properties style:text-autospace="none"/>
      <style:text-properties style:font-name="Courier New"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1"/>
    </style:style>
    <style:style style:name="WW8Num8z2" style:family="text">
      <style:text-properties style:font-name="Wingdings"/>
    </style:style>
    <style:style style:name="WW8Num10z1" style:family="text">
      <style:text-properties style:font-name="Courier New1" style:font-name-complex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/>
    </style:style>
    <style:style style:name="WW8Num14z2" style:family="text">
      <style:text-properties style:font-name="Wingdings"/>
    </style:style>
    <style:style style:name="WW8Num18z0" style:family="text">
      <style:text-properties fo:color="#000000"/>
    </style:style>
    <style:style style:name="WW8Num19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1"/>
    </style:style>
    <style:style style:name="WW8Num23z2" style:family="text">
      <style:text-properties style:font-name="Wingdings"/>
    </style:style>
    <style:style style:name="WW8Num24z0" style:family="text">
      <style:text-properties style:font-name="Verdana" style:font-name-asian="Times New Roman" style:font-name-complex="Times New Roman"/>
    </style:style>
    <style:style style:name="WW8Num24z1" style:family="text">
      <style:text-properties style:font-name="Courier New1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1" style:font-name-complex="Courier New1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1"/>
    </style:style>
    <style:style style:name="WW8Num54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1"/>
    </style:style>
    <style:style style:name="WW8Num61z2" style:family="text">
      <style:text-properties style:font-name="Wingdings"/>
    </style:style>
    <style:style style:name="WW8Num67z1" style:family="text">
      <style:text-properties style:font-name="Courier New1"/>
    </style:style>
    <style:style style:name="WW8Num67z2" style:family="text">
      <style:text-properties style:font-name="Wingdings"/>
    </style:style>
    <style:style style:name="WW8Num67z3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87z1" style:family="text">
      <style:text-properties style:font-name="Symbol"/>
    </style:style>
    <style:style style:name="WW8Num89z0" style:family="text">
      <style:text-properties style:font-name="Symbol"/>
    </style:style>
    <style:style style:name="WW8Num89z1" style:family="text">
      <style:text-properties style:font-name="Courier New1"/>
    </style:style>
    <style:style style:name="WW8Num89z2" style:family="text">
      <style:text-properties style:font-name="Wingdings"/>
    </style:style>
    <style:style style:name="WW8Num93z0" style:family="text">
      <style:text-properties fo:color="#000000"/>
    </style:style>
    <style:style style:name="WW8Num95z0" style:family="text">
      <style:text-properties style:font-name="Symbol"/>
    </style:style>
    <style:style style:name="WW8Num95z1" style:family="text">
      <style:text-properties style:font-name="Courier New1" style:font-name-complex="Courier New1"/>
    </style:style>
    <style:style style:name="WW8Num95z2" style:family="text">
      <style:text-properties style:font-name="Wingdings"/>
    </style:style>
    <style:style style:name="WW8Num99z1" style:family="text">
      <style:text-properties style:font-name="Courier New1"/>
    </style:style>
    <style:style style:name="WW8Num99z2" style:family="text">
      <style:text-properties style:font-name="Wingdings"/>
    </style:style>
    <style:style style:name="WW8Num99z3" style:family="text">
      <style:text-properties style:font-name="Symbol"/>
    </style:style>
    <style:style style:name="WW8Num101z0" style:family="text">
      <style:text-properties style:font-name="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1"/>
    </style:style>
    <style:style style:name="WW8Num102z2" style:family="text">
      <style:text-properties style:font-name="Wingdings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1" style:font-name-complex="Courier New1"/>
    </style:style>
    <style:style style:name="WW8Num105z2" style:family="text">
      <style:text-properties style:font-name="Wingdings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1"/>
    </style:style>
    <style:style style:name="WW8Num106z2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1"/>
    </style:style>
    <style:style style:name="WW8Num108z2" style:family="text">
      <style:text-properties style:font-name="Wingdings"/>
    </style:style>
    <style:style style:name="WW8Num109z0" style:family="text">
      <style:text-properties style:font-name="Symbol"/>
    </style:style>
    <style:style style:name="WW8Num109z1" style:family="text">
      <style:text-properties style:font-name="Courier New1"/>
    </style:style>
    <style:style style:name="WW8Num109z2" style:family="text">
      <style:text-properties style:font-name="Wingdings"/>
    </style:style>
    <style:style style:name="WW8Num110z0" style:family="text">
      <style:text-properties style:font-name="Verdana" style:font-name-asian="Times New Roman" style:font-name-complex="Times New Roman"/>
    </style:style>
    <style:style style:name="WW8Num110z1" style:family="text">
      <style:text-properties style:font-name="Courier New1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1" style:font-name-complex="Courier New1"/>
    </style:style>
    <style:style style:name="WW8Num112z2" style:family="text">
      <style:text-properties style:font-name="Wingdings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1"/>
    </style:style>
    <style:style style:name="WW8Num117z2" style:family="text">
      <style:text-properties style:font-name="Wingdings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1" style:font-name-complex="Courier New1"/>
    </style:style>
    <style:style style:name="WW8Num118z2" style:family="text">
      <style:text-properties style:font-name="Wingdings"/>
    </style:style>
    <style:style style:name="WW8Num119z0" style:family="text">
      <style:text-properties style:font-name="Verdana" style:font-name-asian="Times New Roman" style:font-name-complex="Times New Roman"/>
    </style:style>
    <style:style style:name="WW8Num119z1" style:family="text">
      <style:text-properties style:font-name="Courier New1"/>
    </style:style>
    <style:style style:name="WW8Num119z2" style:family="text">
      <style:text-properties style:font-name="Wingdings"/>
    </style:style>
    <style:style style:name="WW8Num119z3" style:family="text">
      <style:text-properties style:font-name="Symbol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1" style:font-name-complex="Courier New1"/>
    </style:style>
    <style:style style:name="WW8Num120z2" style:family="text">
      <style:text-properties style:font-name="Wingdings"/>
    </style:style>
    <style:style style:name="WW8Num121z0" style:family="text">
      <style:text-properties style:font-name="Symbol"/>
    </style:style>
    <style:style style:name="WW8Num121z1" style:family="text">
      <style:text-properties style:font-name="Courier New1"/>
    </style:style>
    <style:style style:name="WW8Num121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1"/>
    </style:style>
    <style:style style:name="WW8Num122z2" style:family="text">
      <style:text-properties style:font-name="Wingdings"/>
    </style:style>
    <style:style style:name="WW8Num124z0" style:family="text">
      <style:text-properties fo:color="#000000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1"/>
    </style:style>
    <style:style style:name="WW8Num126z2" style:family="text">
      <style:text-properties style:font-name="Wingdings"/>
    </style:style>
    <style:style style:name="WW8Num128z0" style:family="text">
      <style:text-properties style:font-name="Verdana" style:font-name-asian="Times New Roman" style:font-name-complex="Times New Roman"/>
    </style:style>
    <style:style style:name="WW8Num128z1" style:family="text">
      <style:text-properties style:font-name="Courier New1"/>
    </style:style>
    <style:style style:name="WW8Num128z2" style:family="text">
      <style:text-properties style:font-name="Wingdings"/>
    </style:style>
    <style:style style:name="WW8Num128z3" style:family="text">
      <style:text-properties style:font-name="Symbol"/>
    </style:style>
    <style:style style:name="WW8Num130z0" style:family="text">
      <style:text-properties style:font-name="Symbol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1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Arial1" style:font-name-asian="Times New Roman" style:font-name-complex="Arial1"/>
    </style:style>
    <style:style style:name="WW8Num134z2" style:family="text">
      <style:text-properties style:font-name="Wingdings"/>
    </style:style>
    <style:style style:name="WW8Num134z4" style:family="text">
      <style:text-properties style:font-name="Courier New1"/>
    </style:style>
    <style:style style:name="WW8Num135z0" style:family="text">
      <style:text-properties style:font-name="Symbol"/>
    </style:style>
    <style:style style:name="WW8Num135z1" style:family="text">
      <style:text-properties style:font-name="Courier New1"/>
    </style:style>
    <style:style style:name="WW8Num135z2" style:family="text">
      <style:text-properties style:font-name="Wingdings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/>
    </style:style>
    <style:style style:name="WW8Num140z1" style:family="text">
      <style:text-properties style:font-name="Courier New1"/>
    </style:style>
    <style:style style:name="WW8Num140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1"/>
    </style:style>
    <style:style style:name="WW8Num144z2" style:family="text">
      <style:text-properties style:font-name="Wingdings"/>
    </style:style>
    <style:style style:name="WW8Num145z0" style:family="text">
      <style:text-properties fo:color="#000000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1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1" style:font-name-complex="Courier New1"/>
    </style:style>
    <style:style style:name="WW8Num154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1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1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1"/>
    </style:style>
    <style:style style:name="WW8Num158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1"/>
    </style:style>
    <style:style style:name="WW8Num161z2" style:family="text">
      <style:text-properties style:font-name="Wingdings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1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size="10pt" fo:font-weight="bold" style:font-name-asian="Bitstream Vera Sans Mono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8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8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8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1.2335in" text:min-label-width="0.25in"/>
      </text:list-level-style-number>
      <text:list-level-style-bullet text:level="2" text:style-name="WW8Num10z1" style:num-suffix="." text:bullet-char="o">
        <style:list-level-properties text:space-before="1.7335in" text:min-label-width="0.25in"/>
        <style:text-properties style:font-name="Courier New2"/>
      </text:list-level-style-bullet>
      <text:list-level-style-bullet text:level="3" text:style-name="WW8Num10z2" style:num-suffix="." text:bullet-char="">
        <style:list-level-properties text:space-before="2.2335in" text:min-label-width="0.25in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2.7335in" text:min-label-width="0.25in"/>
        <style:text-properties style:font-name="Symbol"/>
      </text:list-level-style-bullet>
      <text:list-level-style-bullet text:level="5" text:style-name="WW8Num10z1" style:num-suffix="." text:bullet-char="o">
        <style:list-level-properties text:space-before="3.2335in" text:min-label-width="0.25in"/>
        <style:text-properties style:font-name="Courier New2"/>
      </text:list-level-style-bullet>
      <text:list-level-style-bullet text:level="6" text:style-name="WW8Num10z2" style:num-suffix="." text:bullet-char="">
        <style:list-level-properties text:space-before="3.7335in" text:min-label-width="0.25in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4.2335in" text:min-label-width="0.25in"/>
        <style:text-properties style:font-name="Symbol"/>
      </text:list-level-style-bullet>
      <text:list-level-style-bullet text:level="8" text:style-name="WW8Num10z1" style:num-suffix="." text:bullet-char="o">
        <style:list-level-properties text:space-before="4.7335in" text:min-label-width="0.25in"/>
        <style:text-properties style:font-name="Courier New2"/>
      </text:list-level-style-bullet>
      <text:list-level-style-bullet text:level="9" text:style-name="WW8Num10z2" style:num-suffix="." text:bullet-char="">
        <style:list-level-properties text:space-before="5.233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0.4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2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2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2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3z1" style:num-suffix=".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23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23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23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24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2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2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2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45in"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0.95in" text:min-label-width="0.25in"/>
        <style:text-properties style:font-name="Courier New2"/>
      </text:list-level-style-bullet>
      <text:list-level-style-bullet text:level="3" text:style-name="WW8Num26z2" style:num-suffix=".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45in" text:min-label-width="0.25in"/>
        <style:text-properties style:font-name="Courier New2"/>
      </text:list-level-style-bullet>
      <text:list-level-style-bullet text:level="6" text:style-name="WW8Num26z2" style:num-suffix=".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3.95in" text:min-label-width="0.25in"/>
        <style:text-properties style:font-name="Courier New2"/>
      </text:list-level-style-bullet>
      <text:list-level-style-bullet text:level="9" text:style-name="WW8Num26z2" style:num-suffix="." text:bullet-char="">
        <style:list-level-properties text:space-before="4.4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)" style:num-format="a" style:num-letter-sync="true">
        <style:list-level-properties text:space-before="0.7in" text:min-label-width="0.3228in"/>
      </text:list-level-style-number>
      <text:list-level-style-number text:level="3" style:num-suffix="." style:num-format="i">
        <style:list-level-properties text:min-label-width="1.45in" text:min-label-distance="0.1252in" fo:text-align="end"/>
      </text:list-level-style-number>
      <text:list-level-style-number text:level="4" style:num-suffix="." style:num-format="1">
        <style:list-level-properties text:space-before="1.7in" text:min-label-width="0.25in"/>
      </text:list-level-style-number>
      <text:list-level-style-number text:level="5" style:num-suffix="." style:num-format="a" style:num-letter-sync="true">
        <style:list-level-properties text:space-before="2.2in" text:min-label-width="0.25in"/>
      </text:list-level-style-number>
      <text:list-level-style-number text:level="6" style:num-suffix="." style:num-format="i">
        <style:list-level-properties text:min-label-width="2.95in" text:min-label-distance="0.1252in" fo:text-align="end"/>
      </text:list-level-style-number>
      <text:list-level-style-number text:level="7" style:num-suffix="." style:num-format="1">
        <style:list-level-properties text:space-before="3.2in" text:min-label-width="0.25in"/>
      </text:list-level-style-number>
      <text:list-level-style-number text:level="8" style:num-suffix="." style:num-format="a" style:num-letter-sync="true">
        <style:list-level-properties text:space-before="3.7in" text:min-label-width="0.25in"/>
      </text:list-level-style-number>
      <text:list-level-style-number text:level="9" style:num-suffix="." style:num-format="i">
        <style:list-level-properties text:min-label-width="4.4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3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3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3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3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3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3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4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4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4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3933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in" text:min-label-width="0.25in"/>
      </text:list-level-style-number>
      <text:list-level-style-number text:level="3" style:num-suffix="." style:num-format="i">
        <style:list-level-properties text:min-label-width="1.45in" text:min-label-distance="0.1252in" fo:text-align="end"/>
      </text:list-level-style-number>
      <text:list-level-style-number text:level="4" style:num-suffix="." style:num-format="1">
        <style:list-level-properties text:space-before="1.7in" text:min-label-width="0.25in"/>
      </text:list-level-style-number>
      <text:list-level-style-number text:level="5" style:num-suffix="." style:num-format="a" style:num-letter-sync="true">
        <style:list-level-properties text:space-before="2.2in" text:min-label-width="0.25in"/>
      </text:list-level-style-number>
      <text:list-level-style-number text:level="6" style:num-suffix="." style:num-format="i">
        <style:list-level-properties text:min-label-width="2.95in" text:min-label-distance="0.1252in" fo:text-align="end"/>
      </text:list-level-style-number>
      <text:list-level-style-number text:level="7" style:num-suffix="." style:num-format="1">
        <style:list-level-properties text:space-before="3.2in" text:min-label-width="0.25in"/>
      </text:list-level-style-number>
      <text:list-level-style-number text:level="8" style:num-suffix="." style:num-format="a" style:num-letter-sync="true">
        <style:list-level-properties text:space-before="3.7in" text:min-label-width="0.25in"/>
      </text:list-level-style-number>
      <text:list-level-style-number text:level="9" style:num-suffix="." style:num-format="i">
        <style:list-level-properties text:min-label-width="4.4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2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5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5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5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1965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4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5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4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5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4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5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3in" text:min-label-width="0.25in"/>
      </text:list-level-style-number>
      <text:list-level-style-number text:level="2" style:num-suffix="." style:num-format="a" style:num-letter-sync="true">
        <style:list-level-properties text:space-before="0.8in" text:min-label-width="0.25in"/>
      </text:list-level-style-number>
      <text:list-level-style-number text:level="3" style:num-suffix="." style:num-format="i">
        <style:list-level-properties text:min-label-width="1.55in" text:min-label-distance="0.1252in" fo:text-align="end"/>
      </text:list-level-style-number>
      <text:list-level-style-number text:level="4" style:num-suffix="." style:num-format="1">
        <style:list-level-properties text:space-before="1.8in" text:min-label-width="0.25in"/>
      </text:list-level-style-number>
      <text:list-level-style-number text:level="5" style:num-suffix="." style:num-format="a" style:num-letter-sync="true">
        <style:list-level-properties text:space-before="2.3in" text:min-label-width="0.25in"/>
      </text:list-level-style-number>
      <text:list-level-style-number text:level="6" style:num-suffix="." style:num-format="i">
        <style:list-level-properties text:min-label-width="3.05in" text:min-label-distance="0.1252in" fo:text-align="end"/>
      </text:list-level-style-number>
      <text:list-level-style-number text:level="7" style:num-suffix="." style:num-format="1">
        <style:list-level-properties text:space-before="3.3in" text:min-label-width="0.25in"/>
      </text:list-level-style-number>
      <text:list-level-style-number text:level="8" style:num-suffix="." style:num-format="a" style:num-letter-sync="true">
        <style:list-level-properties text:space-before="3.8in" text:min-label-width="0.25in"/>
      </text:list-level-style-number>
      <text:list-level-style-number text:level="9" style:num-suffix="." style:num-format="i">
        <style:list-level-properties text:min-label-width="4.5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6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5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6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5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6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5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3933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2083in" text:min-label-width="0.25in"/>
      </text:list-level-style-number>
      <text:list-level-style-number text:level="2" style:num-suffix="." style:num-format="a" style:num-letter-sync="true">
        <style:list-level-properties text:space-before="0.7083in" text:min-label-width="0.25in"/>
      </text:list-level-style-number>
      <text:list-level-style-number text:level="3" style:num-suffix="." style:num-format="i">
        <style:list-level-properties text:min-label-width="1.4583in" text:min-label-distance="0.1252in" fo:text-align="end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text:min-label-width="2.9583in" text:min-label-distance="0.1252in" fo:text-align="end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text:min-label-width="4.4583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1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6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1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6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1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6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2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2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67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6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7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6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7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6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1965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4917in" text:min-label-width="0.25in"/>
      </text:list-level-style-number>
      <text:list-level-style-number text:level="2" style:num-suffix="." style:num-format="a" style:num-letter-sync="true">
        <style:list-level-properties text:space-before="0.9917in" text:min-label-width="0.25in"/>
      </text:list-level-style-number>
      <text:list-level-style-number text:level="3" style:num-suffix="." style:num-format="i">
        <style:list-level-properties text:min-label-width="1.7417in" text:min-label-distance="0.1252in" fo:text-align="end"/>
      </text:list-level-style-number>
      <text:list-level-style-number text:level="4" style:num-suffix="." style:num-format="1">
        <style:list-level-properties text:space-before="1.9917in" text:min-label-width="0.25in"/>
      </text:list-level-style-number>
      <text:list-level-style-number text:level="5" style:num-suffix="." style:num-format="a" style:num-letter-sync="true">
        <style:list-level-properties text:space-before="2.4917in" text:min-label-width="0.25in"/>
      </text:list-level-style-number>
      <text:list-level-style-number text:level="6" style:num-suffix="." style:num-format="i">
        <style:list-level-properties text:min-label-width="3.2417in" text:min-label-distance="0.1252in" fo:text-align="end"/>
      </text:list-level-style-number>
      <text:list-level-style-number text:level="7" style:num-suffix="." style:num-format="1">
        <style:list-level-properties text:space-before="3.4917in" text:min-label-width="0.25in"/>
      </text:list-level-style-number>
      <text:list-level-style-number text:level="8" style:num-suffix="." style:num-format="a" style:num-letter-sync="true">
        <style:list-level-properties text:space-before="3.9917in" text:min-label-width="0.25in"/>
      </text:list-level-style-number>
      <text:list-level-style-number text:level="9" style:num-suffix="." style:num-format="i">
        <style:list-level-properties text:min-label-width="4.7417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4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8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8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8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87z1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0.45in" text:min-label-width="0.25in"/>
      </text:list-level-style-number>
      <text:list-level-style-number text:level="2" style:num-suffix="." style:num-format="a" style:num-letter-sync="true">
        <style:list-level-properties text:space-before="0.95in" text:min-label-width="0.25in"/>
      </text:list-level-style-number>
      <text:list-level-style-number text:level="3" style:num-suffix="." style:num-format="i">
        <style:list-level-properties text:min-label-width="1.7in" text:min-label-distance="0.1252in" fo:text-align="end"/>
      </text:list-level-style-number>
      <text:list-level-style-number text:level="4" style:num-suffix="." style:num-format="1">
        <style:list-level-properties text:space-before="1.95in" text:min-label-width="0.25in"/>
      </text:list-level-style-number>
      <text:list-level-style-number text:level="5" style:num-suffix="." style:num-format="a" style:num-letter-sync="true">
        <style:list-level-properties text:space-before="2.45in" text:min-label-width="0.25in"/>
      </text:list-level-style-number>
      <text:list-level-style-number text:level="6" style:num-suffix="." style:num-format="i">
        <style:list-level-properties text:min-label-width="3.2in" text:min-label-distance="0.1252in" fo:text-align="end"/>
      </text:list-level-style-number>
      <text:list-level-style-number text:level="7" style:num-suffix="." style:num-format="1">
        <style:list-level-properties text:space-before="3.45in" text:min-label-width="0.25in"/>
      </text:list-level-style-number>
      <text:list-level-style-number text:level="8" style:num-suffix="." style:num-format="a" style:num-letter-sync="true">
        <style:list-level-properties text:space-before="3.95in" text:min-label-width="0.25in"/>
      </text:list-level-style-number>
      <text:list-level-style-number text:level="9" style:num-suffix="." style:num-format="i">
        <style:list-level-properties text:min-label-width="4.7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9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8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9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8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9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8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05in" text:min-label-width="0.25in"/>
      </text:list-level-style-number>
      <text:list-level-style-number text:level="2" style:num-suffix="." style:num-format="a" style:num-letter-sync="true">
        <style:list-level-properties text:space-before="0.55in" text:min-label-width="0.25in"/>
      </text:list-level-style-number>
      <text:list-level-style-number text:level="3" style:num-suffix="." style:num-format="i">
        <style:list-level-properties text:min-label-width="1.3in" text:min-label-distance="0.1252in" fo:text-align="end"/>
      </text:list-level-style-number>
      <text:list-level-style-number text:level="4" style:num-suffix="." style:num-format="1">
        <style:list-level-properties text:space-before="1.55in" text:min-label-width="0.25in"/>
      </text:list-level-style-number>
      <text:list-level-style-number text:level="5" style:num-suffix="." style:num-format="a" style:num-letter-sync="true">
        <style:list-level-properties text:space-before="2.05in" text:min-label-width="0.25in"/>
      </text:list-level-style-number>
      <text:list-level-style-number text:level="6" style:num-suffix="." style:num-format="i">
        <style:list-level-properties text:min-label-width="2.8in" text:min-label-distance="0.1252in" fo:text-align="end"/>
      </text:list-level-style-number>
      <text:list-level-style-number text:level="7" style:num-suffix="." style:num-format="1">
        <style:list-level-properties text:space-before="3.05in" text:min-label-width="0.25in"/>
      </text:list-level-style-number>
      <text:list-level-style-number text:level="8" style:num-suffix="." style:num-format="a" style:num-letter-sync="true">
        <style:list-level-properties text:space-before="3.55in" text:min-label-width="0.25in"/>
      </text:list-level-style-number>
      <text:list-level-style-number text:level="9" style:num-suffix="." style:num-format="i">
        <style:list-level-properties text:min-label-width="4.3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95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9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5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9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5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9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2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99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9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9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9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9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9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01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space-before="0.85in" text:min-label-width="0.25in"/>
        <style:text-properties style:font-name="Symbol"/>
      </text:list-level-style-bullet>
      <text:list-level-style-bullet text:level="2" text:style-name="WW8Num102z1" style:num-suffix="." text:bullet-char="o">
        <style:list-level-properties text:space-before="1.35in" text:min-label-width="0.25in"/>
        <style:text-properties style:font-name="Courier New2"/>
      </text:list-level-style-bullet>
      <text:list-level-style-bullet text:level="3" text:style-name="WW8Num102z2" style:num-suffix="." text:bullet-char="">
        <style:list-level-properties text:space-before="1.85in" text:min-label-width="0.25in"/>
        <style:text-properties style:font-name="Wingdings"/>
      </text:list-level-style-bullet>
      <text:list-level-style-bullet text:level="4" text:style-name="WW8Num102z0" style:num-suffix="." text:bullet-char="">
        <style:list-level-properties text:space-before="2.35in" text:min-label-width="0.25in"/>
        <style:text-properties style:font-name="Symbol"/>
      </text:list-level-style-bullet>
      <text:list-level-style-bullet text:level="5" text:style-name="WW8Num102z1" style:num-suffix="." text:bullet-char="o">
        <style:list-level-properties text:space-before="2.85in" text:min-label-width="0.25in"/>
        <style:text-properties style:font-name="Courier New2"/>
      </text:list-level-style-bullet>
      <text:list-level-style-bullet text:level="6" text:style-name="WW8Num102z2" style:num-suffix="." text:bullet-char="">
        <style:list-level-properties text:space-before="3.35in" text:min-label-width="0.25in"/>
        <style:text-properties style:font-name="Wingdings"/>
      </text:list-level-style-bullet>
      <text:list-level-style-bullet text:level="7" text:style-name="WW8Num102z0" style:num-suffix="." text:bullet-char="">
        <style:list-level-properties text:space-before="3.85in" text:min-label-width="0.25in"/>
        <style:text-properties style:font-name="Symbol"/>
      </text:list-level-style-bullet>
      <text:list-level-style-bullet text:level="8" text:style-name="WW8Num102z1" style:num-suffix="." text:bullet-char="o">
        <style:list-level-properties text:space-before="4.35in" text:min-label-width="0.25in"/>
        <style:text-properties style:font-name="Courier New2"/>
      </text:list-level-style-bullet>
      <text:list-level-style-bullet text:level="9" text:style-name="WW8Num102z2" style:num-suffix="." text:bullet-char="">
        <style:list-level-properties text:space-before="4.8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2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0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0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0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6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0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6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0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6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0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197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08z1" style:num-suffix=".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108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08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08z1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108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08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08z1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108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9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0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0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0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0" text:consecutive-numbering="true">
      <text:list-level-style-bullet text:level="1" text:style-name="WW8Num110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110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12z1" style:num-suffix=".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11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1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11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1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11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7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18z1" style:num-suffix=".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118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18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118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18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118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9" text:consecutive-numbering="true">
      <text:list-level-style-bullet text:level="1" text:style-name="WW8Num119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119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1in" text:min-label-width="0.25in"/>
        <style:text-properties style:font-name="Courier New2"/>
      </text:list-level-style-bullet>
      <text:list-level-style-bullet text:level="3" text:style-name="WW8Num120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2.5in" text:min-label-width="0.25in"/>
        <style:text-properties style:font-name="Courier New2"/>
      </text:list-level-style-bullet>
      <text:list-level-style-bullet text:level="6" text:style-name="WW8Num120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4in" text:min-label-width="0.25in"/>
        <style:text-properties style:font-name="Courier New2"/>
      </text:list-level-style-bullet>
      <text:list-level-style-bullet text:level="9" text:style-name="WW8Num120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space-before="0.7417in" text:min-label-width="0.25in"/>
        <style:text-properties style:font-name="Symbol"/>
      </text:list-level-style-bullet>
      <text:list-level-style-bullet text:level="2" text:style-name="WW8Num121z1" style:num-suffix="." text:bullet-char="o">
        <style:list-level-properties text:space-before="1.2417in" text:min-label-width="0.25in"/>
        <style:text-properties style:font-name="Courier New2"/>
      </text:list-level-style-bullet>
      <text:list-level-style-bullet text:level="3" text:style-name="WW8Num121z2" style:num-suffix=".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21z0" style:num-suffix=".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21z1" style:num-suffix="." text:bullet-char="o">
        <style:list-level-properties text:space-before="2.7417in" text:min-label-width="0.25in"/>
        <style:text-properties style:font-name="Courier New2"/>
      </text:list-level-style-bullet>
      <text:list-level-style-bullet text:level="6" text:style-name="WW8Num121z2" style:num-suffix=".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21z0" style:num-suffix=".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21z1" style:num-suffix="." text:bullet-char="o">
        <style:list-level-properties text:space-before="4.2417in" text:min-label-width="0.25in"/>
        <style:text-properties style:font-name="Courier New2"/>
      </text:list-level-style-bullet>
      <text:list-level-style-bullet text:level="9" text:style-name="WW8Num121z2" style:num-suffix=".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12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12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12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2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2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2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2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8" text:consecutive-numbering="true">
      <text:list-level-style-bullet text:level="1" text:style-name="WW8Num128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128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8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8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space-before="0.2in" text:min-label-width="0.25in"/>
        <style:text-properties style:font-name="Symbol"/>
      </text:list-level-style-bullet>
      <text:list-level-style-number text:level="2" style:num-suffix=")" style:num-format="a" style:num-letter-sync="true">
        <style:list-level-properties text:space-before="0.7in" text:min-label-width="0.3228in"/>
      </text:list-level-style-number>
      <text:list-level-style-number text:level="3" style:num-suffix=")" style:num-format="1">
        <style:list-level-properties text:space-before="1.3248in" text:min-label-width="0.4898in"/>
      </text:list-level-style-number>
      <text:list-level-style-number text:level="4" style:num-suffix="." style:num-format="1">
        <style:list-level-properties text:space-before="1.7in" text:min-label-width="0.25in"/>
      </text:list-level-style-number>
      <text:list-level-style-number text:level="5" style:num-suffix="." style:num-format="a" style:num-letter-sync="true">
        <style:list-level-properties text:space-before="2.2in" text:min-label-width="0.25in"/>
      </text:list-level-style-number>
      <text:list-level-style-number text:level="6" style:num-suffix="." style:num-format="i">
        <style:list-level-properties text:min-label-width="2.95in" text:min-label-distance="0.1252in" fo:text-align="end"/>
      </text:list-level-style-number>
      <text:list-level-style-number text:level="7" style:num-suffix="." style:num-format="1">
        <style:list-level-properties text:space-before="3.2in" text:min-label-width="0.25in"/>
      </text:list-level-style-number>
      <text:list-level-style-number text:level="8" style:num-suffix="." style:num-format="a" style:num-letter-sync="true">
        <style:list-level-properties text:space-before="3.7in" text:min-label-width="0.25in"/>
      </text:list-level-style-number>
      <text:list-level-style-number text:level="9" style:num-suffix="." style:num-format="i">
        <style:list-level-properties text:min-label-width="4.4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133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133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133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34z1" style:num-suffix="." text:bullet-char="-">
        <style:list-level-properties text:space-before="0.5in" text:min-label-width="0.25in"/>
        <style:text-properties style:font-name="Arial1"/>
      </text:list-level-style-bullet>
      <text:list-level-style-bullet text:level="3" text:style-name="WW8Num134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34z4" style:num-suffix=".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134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34z4" style:num-suffix=".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134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space-before="0.4917in" text:min-label-width="0.25in"/>
        <style:text-properties style:font-name="Symbol"/>
      </text:list-level-style-bullet>
      <text:list-level-style-bullet text:level="2" text:style-name="WW8Num135z1" style:num-suffix="." text:bullet-char="o">
        <style:list-level-properties text:space-before="0.9917in" text:min-label-width="0.25in"/>
        <style:text-properties style:font-name="Courier New2"/>
      </text:list-level-style-bullet>
      <text:list-level-style-bullet text:level="3" text:style-name="WW8Num135z2" style:num-suffix="." text:bullet-char="">
        <style:list-level-properties text:space-before="1.4917in" text:min-label-width="0.25in"/>
        <style:text-properties style:font-name="Wingdings"/>
      </text:list-level-style-bullet>
      <text:list-level-style-bullet text:level="4" text:style-name="WW8Num135z0" style:num-suffix="." text:bullet-char="">
        <style:list-level-properties text:space-before="1.9917in" text:min-label-width="0.25in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2.4917in" text:min-label-width="0.25in"/>
        <style:text-properties style:font-name="Courier New2"/>
      </text:list-level-style-bullet>
      <text:list-level-style-bullet text:level="6" text:style-name="WW8Num135z2" style:num-suffix="." text:bullet-char="">
        <style:list-level-properties text:space-before="2.9917in" text:min-label-width="0.25in"/>
        <style:text-properties style:font-name="Wingdings"/>
      </text:list-level-style-bullet>
      <text:list-level-style-bullet text:level="7" text:style-name="WW8Num135z0" style:num-suffix="." text:bullet-char="">
        <style:list-level-properties text:space-before="3.4917in" text:min-label-width="0.25in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3.9917in" text:min-label-width="0.25in"/>
        <style:text-properties style:font-name="Courier New2"/>
      </text:list-level-style-bullet>
      <text:list-level-style-bullet text:level="9" text:style-name="WW8Num135z2" style:num-suffix="." text:bullet-char="">
        <style:list-level-properties text:space-before="4.4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space-before="0.45in" text:min-label-width="0.25in"/>
        <style:text-properties style:font-name="Symbol"/>
      </text:list-level-style-bullet>
      <text:list-level-style-bullet text:level="2" text:style-name="WW8Num140z1" style:num-suffix="." text:bullet-char="o">
        <style:list-level-properties text:space-before="0.95in" text:min-label-width="0.25in"/>
        <style:text-properties style:font-name="Courier New2"/>
      </text:list-level-style-bullet>
      <text:list-level-style-bullet text:level="3" text:style-name="WW8Num140z2" style:num-suffix=".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8Num140z0" style:num-suffix=".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8Num140z1" style:num-suffix="." text:bullet-char="o">
        <style:list-level-properties text:space-before="2.45in" text:min-label-width="0.25in"/>
        <style:text-properties style:font-name="Courier New2"/>
      </text:list-level-style-bullet>
      <text:list-level-style-bullet text:level="6" text:style-name="WW8Num140z2" style:num-suffix=".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8Num140z0" style:num-suffix=".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8Num140z1" style:num-suffix="." text:bullet-char="o">
        <style:list-level-properties text:space-before="3.95in" text:min-label-width="0.25in"/>
        <style:text-properties style:font-name="Courier New2"/>
      </text:list-level-style-bullet>
      <text:list-level-style-bullet text:level="9" text:style-name="WW8Num140z2" style:num-suffix="." text:bullet-char="">
        <style:list-level-properties text:space-before="4.4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4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4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4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2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5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2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5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2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5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4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5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4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5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4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5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6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5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6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5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6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5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7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5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7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5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7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5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8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5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5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5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1z1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6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1z1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6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1z1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6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008in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in" fo:padding-right="0in" fo:padding-top="0.0138in" fo:padding-bottom="0in" fo:border-left="none" fo:border-right="none" fo:border-top="0.0008in solid #000000" fo:border-bottom="none">
        <style:tab-stops>
          <style:tab-stop style:position="3.0689in" style:type="center"/>
          <style:tab-stop style:position="5.8126in"/>
          <style:tab-stop style:position="6.1374in" style:type="right"/>
        </style:tab-stops>
      </style:paragraph-properties>
    </style:style>
    <style:style style:name="MT1" style:family="text">
      <style:text-properties style:font-name="Liberation Sans1" fo:font-size="9pt" style:font-size-asian="9pt" style:font-name-complex="Arial1" style:font-size-complex="9pt"/>
    </style:style>
    <style:style style:name="MT2" style:family="text">
      <style:text-properties style:font-name="Liberation Sans1" fo:font-size="9pt" style:font-size-asian="9pt" style:font-size-complex="9pt"/>
    </style:style>
    <style:style style:name="M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page-layout style:name="Mpm1">
      <style:page-layout-properties fo:page-width="8.2673in" fo:page-height="11.6925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2957in" style:dynamic-spacing="true"/>
      </style:header-style>
      <style:footer-style>
        <style:header-footer-properties fo:min-height="0.4925in" fo:margin-left="0in" fo:margin-right="0in" fo:margin-top="0.29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1 - Uso Básico del Shell</text:p>
      </style:header>
      <style:footer>
        <text:p text:style-name="MP3"><text:span text:style-name="MT1">Ing. Arellano - Ing. Aguiar </text:span><text:span text:style-name="MT2"><text:tab/></text:span><text:span text:style-name="MT3">Año 2010</text:span><text:span text:style-name="MT2"><text:tab/></text:span><text:span text:style-name="Page_20_Number"><text:span text:style-name="MT1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actico de Laboratorio 1</dc:title>
    <dc:subject>Uso Básico del Shell</dc:subject>
    <meta:initial-creator>Gabriel Arellano</meta:initial-creator>
    <meta:creation-date>2000-01-01T22:13:00</meta:creation-date>
    <dc:creator>Gabriel </dc:creator>
    <dc:date>2010-08-04T23:03:10</dc:date>
    <meta:print-date>2003-08-08T13:38:00</meta:print-date>
    <meta:keyword>so shell linux</meta:keyword>
    <dc:language>en-US</dc:language>
    <meta:editing-cycles>97</meta:editing-cycles>
    <meta:editing-duration>PT14H26M21S</meta:editing-duration>
    <meta:document-statistic meta:table-count="1" meta:image-count="0" meta:object-count="0" meta:page-count="5" meta:paragraph-count="101" meta:word-count="1722" meta:character-count="11242"/>
    <meta:user-defined meta:name="Info 1"/>
    <meta:user-defined meta:name="Info 2"/>
    <meta:user-defined meta:name="Info 3"/>
    <meta:user-defined meta:name="Info 4"/>
  </office:meta>
</office:document-meta>
</file>